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3" style:family="paragraph" style:parent-style-name="Standard">
      <style:paragraph-properties fo:margin-top="0cm" fo:margin-bottom="0cm" style:contextual-spacing="false"/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Heading_20_1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Preformatted_20_Text" style:list-style-name="L7">
      <style:paragraph-properties fo:margin-left="0cm" fo:margin-right="0cm" fo:text-indent="0cm" style:auto-text-indent="false"/>
    </style:style>
    <style:style style:name="P14" style:family="paragraph" style:parent-style-name="Preformatted_20_Text" style:list-style-name="L7">
      <style:paragraph-properties fo:margin-top="0cm" fo:margin-bottom="0.499cm" style:contextual-spacing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 style:list-style-name="L8"/>
    <style:style style:name="P17" style:family="paragraph" style:parent-style-name="Preformatted_20_Text" style:list-style-name="L9">
      <style:paragraph-properties fo:margin-top="0cm" fo:margin-bottom="0.499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Preformatted_20_Text" style:list-style-name="L11"/>
    <style:style style:name="P21" style:family="paragraph" style:parent-style-name="Preformatted_20_Text" style:list-style-name="L11">
      <style:paragraph-properties fo:margin-top="0cm" fo:margin-bottom="0.499cm" style:contextual-spacing="false"/>
    </style:style>
    <style:style style:name="P22" style:family="paragraph" style:parent-style-name="Text_20_body" style:list-style-name="L11"/>
    <style:style style:name="P23" style:family="paragraph" style:parent-style-name="Preformatted_20_Text">
      <style:paragraph-properties fo:margin-left="0cm" fo:margin-right="0cm" fo:text-indent="0cm" style:auto-text-indent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Preformatted_20_Text" style:list-style-name="L14">
      <style:paragraph-properties fo:margin-top="0cm" fo:margin-bottom="0.499cm" style:contextual-spacing="false"/>
    </style:style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Preformatted_20_Text" style:list-style-name="L21">
      <style:paragraph-properties fo:margin-left="0cm" fo:margin-right="0cm" fo:text-indent="0cm" style:auto-text-indent="false"/>
    </style:style>
    <style:style style:name="P34" style:family="paragraph" style:parent-style-name="Preformatted_20_Text" style:list-style-name="L21"/>
    <style:style style:name="P35" style:family="paragraph" style:parent-style-name="Preformatted_20_Text" style:list-style-name="L21">
      <style:paragraph-properties fo:margin-top="0cm" fo:margin-bottom="0.499cm" style:contextual-spacing="false"/>
    </style:style>
    <style:style style:name="P36" style:family="paragraph" style:parent-style-name="Text_20_body" style:list-style-name="L22"/>
    <style:style style:name="P37" style:family="paragraph" style:parent-style-name="Text_20_body" style:list-style-name="L23"/>
    <style:style style:name="P38" style:family="paragraph" style:parent-style-name="Text_20_body" style:list-style-name="L24"/>
    <style:style style:name="P39" style:family="paragraph" style:parent-style-name="Text_20_body" style:list-style-name="L25"/>
    <style:style style:name="P40" style:family="paragraph" style:parent-style-name="Text_20_body" style:list-style-name="L26"/>
    <style:style style:name="P41" style:family="paragraph" style:parent-style-name="Text_20_body" style:list-style-name="L27"/>
    <style:style style:name="P42" style:family="paragraph" style:parent-style-name="Text_20_body" style:list-style-name="L28"/>
    <style:style style:name="P43" style:family="paragraph" style:parent-style-name="Text_20_body" style:list-style-name="L29"/>
    <style:style style:name="P44" style:family="paragraph" style:parent-style-name="Text_20_body" style:list-style-name="L30"/>
    <style:style style:name="P45" style:family="paragraph" style:parent-style-name="Text_20_body" style:list-style-name="L31"/>
    <style:style style:name="P46" style:family="paragraph" style:parent-style-name="Text_20_body" style:list-style-name="L32"/>
    <style:style style:name="P47" style:family="paragraph" style:parent-style-name="Preformatted_20_Text" style:list-style-name="L33"/>
    <style:style style:name="P48" style:family="paragraph" style:parent-style-name="Preformatted_20_Text" style:list-style-name="L33">
      <style:paragraph-properties fo:margin-top="0cm" fo:margin-bottom="0.499cm" style:contextual-spacing="false"/>
    </style:style>
    <style:style style:name="P49" style:family="paragraph" style:parent-style-name="Text_20_body" style:list-style-name="L33"/>
    <style:style style:name="P50" style:family="paragraph" style:parent-style-name="Text_20_body" style:list-style-name="L34"/>
    <style:style style:name="P51" style:family="paragraph" style:parent-style-name="Text_20_body" style:list-style-name="L35"/>
    <style:style style:name="P52" style:family="paragraph" style:parent-style-name="Preformatted_20_Text" style:list-style-name="L36"/>
    <style:style style:name="P53" style:family="paragraph" style:parent-style-name="Text_20_body" style:list-style-name="L37"/>
    <style:style style:name="P54" style:family="paragraph" style:parent-style-name="Preformatted_20_Text" style:list-style-name="L38">
      <style:paragraph-properties fo:margin-left="0cm" fo:margin-right="0cm" fo:margin-top="0cm" fo:margin-bottom="0.499cm" style:contextual-spacing="false" fo:text-indent="0cm" style:auto-text-indent="false"/>
    </style:style>
    <style:style style:name="P55" style:family="paragraph" style:parent-style-name="Text_20_body" style:list-style-name="L39"/>
    <style:style style:name="P5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57" style:family="paragraph" style:parent-style-name="Text_20_body">
      <style:text-properties loext:padding="0cm" loext:border="none"/>
    </style:style>
    <style:style style:name="P58" style:family="paragraph" style:parent-style-name="Text_20_body" style:list-style-name="L40"/>
    <style:style style:name="P59" style:family="paragraph" style:parent-style-name="Text_20_body" style:list-style-name="L41"/>
    <style:style style:name="P60" style:family="paragraph" style:parent-style-name="Text_20_body" style:list-style-name="L42"/>
    <style:style style:name="P61" style:family="paragraph" style:parent-style-name="Text_20_body" style:list-style-name="L43"/>
    <style:style style:name="P62" style:family="paragraph" style:parent-style-name="Text_20_body" style:list-style-name="L44"/>
    <style:style style:name="P63" style:family="paragraph" style:parent-style-name="Preformatted_20_Text" style:list-style-name="L45"/>
    <style:style style:name="P64" style:family="paragraph" style:parent-style-name="Preformatted_20_Text" style:list-style-name="L45">
      <style:paragraph-properties fo:margin-top="0cm" fo:margin-bottom="0.499cm" style:contextual-spacing="false"/>
    </style:style>
    <style:style style:name="P65" style:family="paragraph" style:parent-style-name="Text_20_body" style:list-style-name="L45"/>
    <style:style style:name="P66" style:family="paragraph" style:parent-style-name="Text_20_body" style:list-style-name="L46"/>
    <style:style style:name="P67" style:family="paragraph" style:parent-style-name="Preformatted_20_Text" style:list-style-name="L47">
      <style:paragraph-properties fo:margin-left="0cm" fo:margin-right="0cm" fo:text-indent="0cm" style:auto-text-indent="false"/>
    </style:style>
    <style:style style:name="P68" style:family="paragraph" style:parent-style-name="Preformatted_20_Text" style:list-style-name="L47"/>
    <style:style style:name="P69" style:family="paragraph" style:parent-style-name="Preformatted_20_Text" style:list-style-name="L47">
      <style:paragraph-properties fo:margin-top="0cm" fo:margin-bottom="0.499cm" style:contextual-spacing="false"/>
    </style:style>
    <style:style style:name="P70" style:family="paragraph" style:parent-style-name="Text_20_body" style:list-style-name="L48"/>
    <style:style style:name="P71" style:family="paragraph" style:parent-style-name="Text_20_body" style:list-style-name="L49"/>
    <style:style style:name="P72" style:family="paragraph" style:parent-style-name="Text_20_body" style:list-style-name="L50"/>
    <style:style style:name="P73" style:family="paragraph" style:parent-style-name="Text_20_body" style:list-style-name="L51"/>
    <style:style style:name="P74" style:family="paragraph" style:parent-style-name="Preformatted_20_Text" style:list-style-name="L52"/>
    <style:style style:name="P75" style:family="paragraph" style:parent-style-name="Preformatted_20_Text" style:list-style-name="L52">
      <style:paragraph-properties fo:margin-top="0cm" fo:margin-bottom="0.499cm" style:contextual-spacing="false"/>
    </style:style>
    <style:style style:name="P76" style:family="paragraph" style:parent-style-name="Text_20_body" style:list-style-name="L52"/>
    <style:style style:name="P77" style:family="paragraph" style:parent-style-name="Text_20_body" style:list-style-name="L53"/>
    <style:style style:name="P78" style:family="paragraph" style:parent-style-name="Text_20_body" style:list-style-name="L54"/>
    <style:style style:name="P79" style:family="paragraph" style:parent-style-name="Text_20_body" style:list-style-name="L55"/>
    <style:style style:name="P80" style:family="paragraph" style:parent-style-name="Text_20_body" style:list-style-name="L56"/>
    <style:style style:name="P81" style:family="paragraph" style:parent-style-name="Text_20_body" style:list-style-name="L57"/>
    <style:style style:name="P82" style:family="paragraph" style:parent-style-name="Preformatted_20_Text" style:list-style-name="L58"/>
    <style:style style:name="P83" style:family="paragraph" style:parent-style-name="Preformatted_20_Text" style:list-style-name="L58">
      <style:paragraph-properties fo:margin-top="0cm" fo:margin-bottom="0.499cm" style:contextual-spacing="false"/>
    </style:style>
    <style:style style:name="P84" style:family="paragraph" style:parent-style-name="Text_20_body" style:list-style-name="L58"/>
    <style:style style:name="P85" style:family="paragraph" style:parent-style-name="Text_20_body" style:list-style-name="L59"/>
    <style:style style:name="P86" style:family="paragraph" style:parent-style-name="Text_20_body" style:list-style-name="L60"/>
    <style:style style:name="P87" style:family="paragraph" style:parent-style-name="Preformatted_20_Text" style:list-style-name="L61">
      <style:paragraph-properties fo:margin-left="0cm" fo:margin-right="0cm" fo:text-indent="0cm" style:auto-text-indent="false"/>
    </style:style>
    <style:style style:name="P88" style:family="paragraph" style:parent-style-name="Preformatted_20_Text" style:list-style-name="L61">
      <style:paragraph-properties fo:margin-top="0cm" fo:margin-bottom="0.499cm" style:contextual-spacing="false"/>
    </style:style>
    <style:style style:name="P89" style:family="paragraph" style:parent-style-name="Text_20_body" style:list-style-name="L62"/>
    <style:style style:name="P90" style:family="paragraph" style:parent-style-name="Text_20_body" style:list-style-name="L63"/>
    <style:style style:name="P91" style:family="paragraph" style:parent-style-name="Text_20_body" style:list-style-name="L64"/>
    <style:style style:name="P92" style:family="paragraph" style:parent-style-name="Text_20_body" style:list-style-name="L65"/>
    <style:style style:name="P93" style:family="paragraph" style:parent-style-name="Preformatted_20_Text" style:list-style-name="L66"/>
    <style:style style:name="P94" style:family="paragraph" style:parent-style-name="Preformatted_20_Text" style:list-style-name="L66">
      <style:paragraph-properties fo:margin-top="0cm" fo:margin-bottom="0.499cm" style:contextual-spacing="false"/>
    </style:style>
    <style:style style:name="P95" style:family="paragraph" style:parent-style-name="Text_20_body" style:list-style-name="L66"/>
    <style:style style:name="P96" style:family="paragraph" style:parent-style-name="Text_20_body" style:list-style-name="L67"/>
    <style:style style:name="P97" style:family="paragraph" style:parent-style-name="Preformatted_20_Text" style:list-style-name="L68">
      <style:paragraph-properties fo:margin-top="0cm" fo:margin-bottom="0.499cm" style:contextual-spacing="false"/>
    </style:style>
    <style:style style:name="P98" style:family="paragraph" style:parent-style-name="Text_20_body" style:list-style-name="L69"/>
    <style:style style:name="P99" style:family="paragraph" style:parent-style-name="Text_20_body" style:list-style-name="L70"/>
    <style:style style:name="P100" style:family="paragraph" style:parent-style-name="Text_20_body" style:list-style-name="L71"/>
    <style:style style:name="P10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2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cm" fo:border="none" draw:frame-display-border="true" draw:ole-draw-aspect="1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border="tru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kt2" text:anchor-type="page" text:anchor-page-number="1" svg:x="0cm" svg:y="0cm" svg:width="0.041cm" svg:height="0.041cm" draw:z-index="1">
        <draw:floating-frame/>
      </draw:frame>
      <text:p text:style-name="Standard"/>
      <text:p text:style-name="P1">HebelWatch-Skript als Server einrichten</text:p>
      <text:p text:style-name="P2">HebelWatch.py</text:p>
      <text:p text:style-name="P3">PY 50.93KB</text:p>
      <text:p text:style-name="P4">ich hab hier ein pythton skript. das lasse ich in fedora linux laufen. ich möchte das als server laufen lkassen. also immer wenn mein programm läuft, von außen/Inetrnet darauf zugreifen</text:p>
      <text:h text:style-name="P5" text:outline-level="1">Einrichten des HebelWatch-Skripts als Server für externen Zugriff</text:h>
      <text:p text:style-name="Text_20_body">Um Ihr HebelWatch-Skript als Server einzurichten, der von außen erreichbar ist, müssen Sie einige Anpassungen vornehmen. Hier sind die Schritte:</text:p>
      <text:h text:style-name="Heading_20_2" text:outline-level="2">1. Änderungen am Skript</text:h>
      <text:p text:style-name="Text_20_body">Ersetzen Sie die letzte Zeile des Skripts (<text:span text:style-name="Source_20_Text">app.run(...)</text:span>) durch:</text:p>
      <text:p text:style-name="Text_20_body">python</text:p>
      <text:p text:style-name="Preformatted_20_Text">if __name__ == "__main__":</text:p>
      <text:p text:style-name="Preformatted_20_Text"><text:s text:c="4"/>start_update_thread()</text:p>
      <text:p text:style-name="Preformatted_20_Text"><text:s text:c="4"/># Für lokale Entwicklung (nur localhost)</text:p>
      <text:p text:style-name="Preformatted_20_Text"><text:s text:c="4"/># threading.Timer(0.8, lambda: webbrowser.open("http://127.0.0.1:8050")).start()</text:p>
      <text:p text:style-name="Preformatted_20_Text"><text:s text:c="4"/># app.run(debug=False, host="127.0.0.1", port=8050)</text:p>
      <text:p text:style-name="Preformatted_20_Text"><text:s text:c="4"/></text:p>
      <text:p text:style-name="Preformatted_20_Text"><text:s text:c="4"/># Für Produktion (externer Zugriff)</text:p>
      <text:p text:style-name="P6"><text:s text:c="4"/>app.run(debug=False, host="0.0.0.0", port=8050)</text:p>
      <text:p text:style-name="Text_20_body">Wichtigste Änderungen:</text:p>
      <text:list text:style-name="L1">
        <text:list-item>
          <text:p text:style-name="P7"><text:span text:style-name="Source_20_Text">host="0.0.0.0"</text:span> macht den Server für alle Netzwerkschnittstellen erreichbar</text:p>
        </text:list-item>
        <text:list-item>
          <text:p text:style-name="P7">Entfernen Sie den automatischen Browser-Aufruf für die Produktion</text:p>
        </text:list-item>
      </text:list>
      <text:h text:style-name="Heading_20_2" text:outline-level="2">2. Firewall konfigurieren</text:h>
      <text:p text:style-name="Text_20_body">Öffnen Sie den Port 8050 in der Firewall:</text:p>
      <text:p text:style-name="Text_20_body">bash</text:p>
      <text:p text:style-name="Preformatted_20_Text">sudo firewall-cmd --permanent --add-port=8050/tcp</text:p>
      <text:p text:style-name="P6">sudo firewall-cmd --reload</text:p>
      <text:h text:style-name="Heading_20_2" text:outline-level="2">3. Als Systemdienst einrichten (optional)</text:h>
      <text:p text:style-name="Text_20_body">Für einen dauerhaften Betrieb erstellen Sie einen Systemdienst:</text:p>
      <text:list text:style-name="L2">
        <text:list-item>
          <text:p text:style-name="P8">Erstellen Sie eine Service-Datei:</text:p>
        </text:list-item>
      </text:list>
      <text:p text:style-name="Text_20_body">bash</text:p>
      <text:p text:style-name="P6">sudo nano /etc/systemd/system/hebelwatch.service</text:p>
      <text:list text:style-name="L3">
        <text:list-item>
          <text:p text:style-name="P9"><text:soft-page-break/>Fügen Sie diesen Inhalt ein (passen Sie Pfade an):</text:p>
        </text:list-item>
      </text:list>
      <text:p text:style-name="Text_20_body">ini</text:p>
      <text:p text:style-name="Preformatted_20_Text">[Unit]</text:p>
      <text:p text:style-name="Preformatted_20_Text">Description=HebelWatch Server</text:p>
      <text:p text:style-name="Preformatted_20_Text">After=network.target</text:p>
      <text:p text:style-name="Preformatted_20_Text"/>
      <text:p text:style-name="Preformatted_20_Text">[Service]</text:p>
      <text:p text:style-name="Preformatted_20_Text">User=your_username</text:p>
      <text:p text:style-name="Preformatted_20_Text">WorkingDirectory=/path/to/your/script</text:p>
      <text:p text:style-name="Preformatted_20_Text">ExecStart=/usr/bin/python3 /path/to/your/script/HebelWatch.py</text:p>
      <text:p text:style-name="Preformatted_20_Text">Restart=always</text:p>
      <text:p text:style-name="Preformatted_20_Text"/>
      <text:p text:style-name="Preformatted_20_Text">[Install]</text:p>
      <text:p text:style-name="P6">WantedBy=multi-user.target</text:p>
      <text:list text:style-name="L4">
        <text:list-item>
          <text:p text:style-name="P10">Aktivieren und starten Sie den Service:</text:p>
        </text:list-item>
      </text:list>
      <text:p text:style-name="Text_20_body">bash</text:p>
      <text:p text:style-name="Preformatted_20_Text">sudo systemctl daemon-reload</text:p>
      <text:p text:style-name="Preformatted_20_Text">sudo systemctl enable hebelwatch</text:p>
      <text:p text:style-name="P6">sudo systemctl start hebelwatch</text:p>
      <text:h text:style-name="Heading_20_2" text:outline-level="2">4. Externer Zugriff</text:h>
      <text:p text:style-name="Text_20_body">Um von außen auf den Server zuzugreifen, benötigen Sie:</text:p>
      <text:list text:style-name="L5">
        <text:list-item>
          <text:p text:style-name="P11">Die öffentliche IP-Adresse Ihres Servers</text:p>
        </text:list-item>
        <text:list-item>
          <text:p text:style-name="P11">Eventuell Port-Weiterleitung in Ihrem Router (Port 8050)</text:p>
        </text:list-item>
      </text:list>
      <text:p text:style-name="Text_20_body">Zugriff dann über: <text:span text:style-name="Source_20_Text">http://&lt;Ihre-IP-Adresse&gt;:8050</text:span></text:p>
      <text:h text:style-name="Heading_20_2" text:outline-level="2">Sicherheitshinweise</text:h>
      <text:list text:style-name="L6">
        <text:list-item>
          <text:p text:style-name="P12"><text:span text:style-name="Strong_20_Emphasis">Authentifizierung hinzufügen</text:span>:</text:p>
          <text:list>
            <text:list-item>
              <text:p text:style-name="P12">Das Skript hat keine Authentifizierung. Fügen Sie diese hinzu oder beschränken Sie den Zugriff über Firewall-Regeln.</text:p>
            </text:list-item>
          </text:list>
        </text:list-item>
        <text:list-item>
          <text:p text:style-name="P12"><text:span text:style-name="Strong_20_Emphasis">HTTPS einrichten</text:span>:</text:p>
          <text:list>
            <text:list-item>
              <text:p text:style-name="P12">Für sichere Verbindungen sollten Sie HTTPS über einen Reverse-Proxy wie Nginx einrichten.</text:p>
            </text:list-item>
          </text:list>
        </text:list-item>
        <text:list-item>
          <text:p text:style-name="P12"><text:span text:style-name="Strong_20_Emphasis">Port ändern</text:span>:</text:p>
          <text:list>
            <text:list-item>
              <text:p text:style-name="P12">Verwenden Sie statt 8050 einen weniger offensichtlichen Port für zusätzliche Sicherheit.</text:p>
            </text:list-item>
          </text:list>
        </text:list-item>
        <text:list-item>
          <text:p text:style-name="P12"><text:span text:style-name="Strong_20_Emphasis">Zugriff beschränken</text:span>:</text:p>
          <text:list>
            <text:list-item>
              <text:p text:style-name="P12">Sie können den Zugriff auf bestimmte IP-Adressen beschränken mit:</text:p>
            </text:list-item>
          </text:list>
          <text:p text:style-name="P12">bash</text:p>
        </text:list-item>
      </text:list>
      <text:list text:style-name="L7">
        <text:list-item text:start-value="4">
          <text:p text:style-name="P13"><text:soft-page-break/>sudo firewall-cmd --permanent --add-rich-rule='rule family="ipv4" source address="x.x.x.x" port port="8050" protocol="tcp" accept'</text:p>
          <text:p text:style-name="P14">sudo firewall-cmd --reload</text:p>
        </text:list-item>
      </text:list>
      <text:p text:style-name="Text_20_body">Diese Änderungen machen Ihren HebelWatch-Server von außen erreichbar, während er dauerhaft im Hintergrund läuft.</text:p>
      <text:p text:style-name="P15">Die öffentliche IP-Adresse Ihres Servers?</text:p>
      <text:h text:style-name="P5" text:outline-level="1">Öffentliche IP-Adresse Ihres Fedora-Servers ermitteln</text:h>
      <text:p text:style-name="Text_20_body">Um von außen auf Ihren HebelWatch-Server zugreifen zu können, benötigen Sie die öffentliche IP-Adresse Ihres Servers. Hier sind die Möglichkeiten, diese zu ermitteln:</text:p>
      <text:h text:style-name="Heading_20_2" text:outline-level="2">1. Direkte Abfrage über Terminal</text:h>
      <text:p text:style-name="Text_20_body">Führen Sie diesen Befehl auf Ihrem Fedora-Server aus:</text:p>
      <text:p text:style-name="Text_20_body">bash</text:p>
      <text:p text:style-name="P6">curl ifconfig.me</text:p>
      <text:p text:style-name="Text_20_body">Oder alternativ:</text:p>
      <text:p text:style-name="Text_20_body">bash</text:p>
      <text:p text:style-name="P6">curl -4 icanhazip.com</text:p>
      <text:h text:style-name="Heading_20_2" text:outline-level="2">2. Wenn Sie hinter einer NAT/Firewall sind (häufig der Fall)</text:h>
      <text:p text:style-name="Text_20_body">In den meisten Heimnetzwerken haben Sie eine private IP-Adresse (z.B. 192.168.x.x) und teilen sich eine öffentliche IP mit anderen Geräten. In diesem Fall:</text:p>
      <text:list text:style-name="L8">
        <text:list-item>
          <text:p text:style-name="P16">Ermitteln Sie Ihre <text:span text:style-name="Strong_20_Emphasis">private IP</text:span> mit:</text:p>
          <text:p text:style-name="P16">bash</text:p>
        </text:list-item>
      </text:list>
      <text:list text:style-name="L9">
        <text:list-item>
          <text:p text:style-name="P17">ip a</text:p>
          <text:p text:style-name="P18">(Suchen Sie nach "inet" unter Ihrer Netzwerkschnittstelle, z.B. eth0 oder wlan0)</text:p>
        </text:list-item>
        <text:list-item>
          <text:p text:style-name="P18">Ermitteln Sie die <text:span text:style-name="Strong_20_Emphasis">öffentliche IP</text:span> Ihres Routers:</text:p>
          <text:list>
            <text:list-item>
              <text:p text:style-name="P18">Melden Sie sich in Ihrem Router-Admin-Panel an (normalerweise <text:a xlink:type="simple" xlink:href="http://192.168.0.1/" office:target-frame-name="_blank" xlink:show="new" text:style-name="Internet_20_link" text:visited-style-name="Visited_20_Internet_20_Link">http://192.168.0.1</text:a> oder ähnlich)</text:p>
            </text:list-item>
            <text:list-item>
              <text:p text:style-name="P18">Suchen Sie nach "WAN-IP" oder "Internet-IP"</text:p>
            </text:list-item>
            <text:list-item>
              <text:p text:style-name="P18">Oder verwenden Sie einen der oben genannten curl-Befehle direkt auf dem Server</text:p>
            </text:list-item>
          </text:list>
        </text:list-item>
      </text:list>
      <text:h text:style-name="Heading_20_2" text:outline-level="2">3. Wichtige Hinweise für externen Zugriff</text:h>
      <text:list text:style-name="L10">
        <text:list-item>
          <text:p text:style-name="P19"><text:span text:style-name="Strong_20_Emphasis">Portweiterleitung einrichten</text:span>:</text:p>
          <text:list>
            <text:list-item>
              <text:p text:style-name="P19"><text:soft-page-break/>In Ihrem Router müssen Sie Port 8050 an die private IP Ihres Servers weiterleiten</text:p>
            </text:list-item>
            <text:list-item>
              <text:p text:style-name="P19">Anleitung variiert je nach Router-Modell</text:p>
            </text:list-item>
          </text:list>
        </text:list-item>
        <text:list-item>
          <text:p text:style-name="P19"><text:span text:style-name="Strong_20_Emphasis">Dynamische DNS (empfohlen)</text:span>:</text:p>
          <text:list>
            <text:list-item>
              <text:p text:style-name="P19">Da sich die öffentliche IP bei den meisten Privatanschlüssen regelmäßig ändert, sollten Sie einen DDNS-Dienst nutzen</text:p>
            </text:list-item>
            <text:list-item>
              <text:p text:style-name="P19">Beliebte Optionen: No-IP, DuckDNS oder DynDNS</text:p>
            </text:list-item>
          </text:list>
        </text:list-item>
        <text:list-item>
          <text:p text:style-name="P19"><text:span text:style-name="Strong_20_Emphasis">Sicherheit</text:span>:</text:p>
          <text:p text:style-name="P19">bash</text:p>
        </text:list-item>
      </text:list>
      <text:list text:style-name="L11">
        <text:list-item text:start-value="3">
          <text:p text:style-name="P20"># Firewall-Regel für externen Zugriff (nur temporär für Test)</text:p>
          <text:p text:style-name="P21">sudo firewall-cmd --add-port=8050/tcp</text:p>
        </text:list-item>
        <text:list-item>
          <text:p text:style-name="P22"><text:span text:style-name="Strong_20_Emphasis">Test des externen Zugriffs</text:span>:</text:p>
          <text:list>
            <text:list-item>
              <text:p text:style-name="P22">Verwenden Sie Ihr Smartphone (mit WLAN deaktiviert) und rufen Sie <text:span text:style-name="Source_20_Text">http://&lt;Ihre-öffentliche-IP&gt;:8050</text:span> auf</text:p>
            </text:list-item>
          </text:list>
        </text:list-item>
      </text:list>
      <text:h text:style-name="Heading_20_2" text:outline-level="2">Alternative: Cloudflare Tunnel (sicherer)</text:h>
      <text:p text:style-name="Text_20_body">Wenn Sie keine Portweiterleitung machen können/wollen:</text:p>
      <text:p text:style-name="Text_20_body">bash</text:p>
      <text:p text:style-name="P23"># Auf dem Server installieren</text:p>
      <text:p text:style-name="Preformatted_20_Text">curl -L https://github.com/cloudflare/cloudflared/releases/latest/download/cloudflared-linux-amd64 -o cloudflared</text:p>
      <text:p text:style-name="Preformatted_20_Text">chmod +x cloudflared</text:p>
      <text:p text:style-name="P6">./cloudflared tunnel --url http://localhost:8050</text:p>
      <text:p text:style-name="Text_20_body">(Dies erstellt einen sicheren Tunnel ohne Portfreigabe)</text:p>
      <text:p text:style-name="Text_20_body">Falls Sie Hilfe bei einem bestimmten Schritt benötigen oder Ihr Netzwerkaufbau speziell ist, lassen Sie es mich wissen!</text:p>
      <text:p text:style-name="P15">root@fedora:/home/markus# firewall-cmd --reload success root@fedora:/home/markus# curl ifconfig.me 195.245.51.109root@fedora:/home/markus# ^[[200~ip a~ bash: ip: Befehl nicht gefunden... root@fedora:/home/markus# ip a 1: lo: &lt;LOOPBACK,UP,LOWER_UP&gt; mtu 65536 qdisc noqueue state UNKNOWN group default qlen 1000 link/loopback 00:00:00:00:00:00 brd 00:00:00:00:00:00 inet 127.0.0.1/8 scope host lo valid_lft forever preferred_lft forever inet6 ::1/128 scope host noprefixroute valid_lft forever preferred_lft forever 3: enp5s0: &lt;BROADCAST,MULTICAST,UP,LOWER_UP&gt; mtu 1500 qdisc fq_codel state UP group default qlen 1000 link/ether 04:d9:f5:f7:36:9e brd ff:ff:ff:ff:ff:ff altname enx04d9f5f7369e inet 192.168.178.34/24 brd 192.168.178.255 scope global dynamic noprefixroute enp5s0 valid_lft 860506sec preferred_lft 860506sec inet6 fe80::46e:3bd7:d4f3:6de8/64 scope link noprefixroute valid_lft forever preferred_lft forever root@fedora:/home/markus#</text:p>
      <text:p text:style-name="P15">Ihre öffentliche IP-Adresse ist <text:span text:style-name="Source_20_Text">195.245.51.109</text:span>, und Ihre lokale (private) IP-Adresse ist <text:span text:style-name="Source_20_Text">192.168.178.34</text:span>.</text:p>
      <text:h text:style-name="Heading_20_2" text:outline-level="2"><text:soft-page-break/>Wichtige Schritte für externen Zugriff:</text:h>
      <text:list text:style-name="L12">
        <text:list-item>
          <text:p text:style-name="P24"><text:span text:style-name="Strong_20_Emphasis">Portweiterleitung im Router einrichten</text:span>:</text:p>
          <text:list>
            <text:list-item>
              <text:p text:style-name="P24">Gehen Sie in die Einstellungen Ihres Routers (normalerweise <text:a xlink:type="simple" xlink:href="http://192.168.178.1/" office:target-frame-name="_blank" xlink:show="new" text:style-name="Internet_20_link" text:visited-style-name="Visited_20_Internet_20_Link">http://192.168.178.1</text:a>)</text:p>
            </text:list-item>
            <text:list-item>
              <text:p text:style-name="P24">Suchen Sie nach "Port Forwarding" oder "Portweiterleitung"</text:p>
            </text:list-item>
            <text:list-item>
              <text:p text:style-name="P24">Weiterleitung einrichten:</text:p>
              <text:list>
                <text:list-item>
                  <text:p text:style-name="P24">Externer Port: 8050</text:p>
                </text:list-item>
                <text:list-item>
                  <text:p text:style-name="P24">Interner Port: 8050</text:p>
                </text:list-item>
                <text:list-item>
                  <text:p text:style-name="P24">Ziel-IP: 192.168.178.34 (Ihre lokale Server-IP)</text:p>
                </text:list-item>
                <text:list-item>
                  <text:p text:style-name="P24">Protokoll: TCP</text:p>
                </text:list-item>
              </text:list>
            </text:list-item>
          </text:list>
        </text:list-item>
        <text:list-item>
          <text:p text:style-name="P24"><text:span text:style-name="Strong_20_Emphasis">Firewall auf dem Server konfigurieren</text:span> (haben Sie bereits teilweise gemacht):</text:p>
        </text:list-item>
      </text:list>
      <text:p text:style-name="Text_20_body">bash</text:p>
      <text:p text:style-name="Preformatted_20_Text">sudo firewall-cmd --permanent --add-port=8050/tcp</text:p>
      <text:p text:style-name="P6">sudo firewall-cmd --reload</text:p>
      <text:list text:style-name="L13">
        <text:list-item>
          <text:p text:style-name="P25"><text:span text:style-name="Strong_20_Emphasis">Zugriff testen</text:span>:</text:p>
          <text:list>
            <text:list-item>
              <text:p text:style-name="P25">Von einem externen Gerät (z.B. Smartphone mit deaktiviertem WLAN) aufrufen:</text:p>
              <text:p text:style-name="P25">text</text:p>
            </text:list-item>
          </text:list>
        </text:list-item>
      </text:list>
      <text:list text:style-name="L14">
        <text:list-item>
          <text:list>
            <text:list-item>
              <text:p text:style-name="P26">http://195.245.51.109:8050</text:p>
            </text:list-item>
          </text:list>
        </text:list-item>
      </text:list>
      <text:h text:style-name="Heading_20_2" text:outline-level="2">Wichtige Sicherheitshinweise:</text:h>
      <text:list text:style-name="L15">
        <text:list-item>
          <text:p text:style-name="P27"><text:span text:style-name="Strong_20_Emphasis">Dynamische IP beachten</text:span>:</text:p>
          <text:list>
            <text:list-item>
              <text:p text:style-name="P27">Die öffentliche IP (195.245.51.109) kann sich ändern, wenn:</text:p>
              <text:list>
                <text:list-item>
                  <text:p text:style-name="P27">Ihr Router neu startet</text:p>
                </text:list-item>
                <text:list-item>
                  <text:p text:style-name="P27">Ihr ISP die IP wechselt (oft alle 24h bei Privatanschlüssen)</text:p>
                </text:list-item>
              </text:list>
            </text:list-item>
            <text:list-item>
              <text:p text:style-name="P27">Lösung: Dynamischen DNS (DDNS) einrichten oder Cloudflare Tunnel verwenden</text:p>
            </text:list-item>
          </text:list>
        </text:list-item>
        <text:list-item>
          <text:p text:style-name="P27"><text:span text:style-name="Strong_20_Emphasis">Sicherheitsrisiko</text:span>:</text:p>
          <text:list>
            <text:list-item>
              <text:p text:style-name="P27">Ohne Authentifizierung ist der Server für jeden im Internet erreichbar</text:p>
            </text:list-item>
            <text:list-item>
              <text:p text:style-name="P27">Dringend empfohlene Sicherheitsmaßnahmen:</text:p>
            </text:list-item>
          </text:list>
        </text:list-item>
      </text:list>
      <text:p text:style-name="Text_20_body">bash</text:p>
      <text:p text:style-name="Preformatted_20_Text"># Temporär den Zugriff auf Ihre IP beschränken (ersetzen Sie YOUR_IP)</text:p>
      <text:p text:style-name="Preformatted_20_Text">sudo firewall-cmd --permanent --add-rich-rule='rule family="ipv4" source address="YOUR_IP" port port="8050" protocol="tcp" accept'</text:p>
      <text:p text:style-name="Preformatted_20_Text">sudo firewall-cmd --permanent --remove-port=8050/tcp</text:p>
      <text:p text:style-name="P6">sudo firewall-cmd --reload</text:p>
      <text:list text:style-name="L16">
        <text:list-item>
          <text:p text:style-name="P28"><text:span text:style-name="Strong_20_Emphasis">Alternative sichere Lösung (Cloudflare Tunnel)</text:span>:</text:p>
        </text:list-item>
      </text:list>
      <text:p text:style-name="Text_20_body"><text:soft-page-break/>bash</text:p>
      <text:p text:style-name="P23">curl -L https://github.com/cloudflare/cloudflared/releases/latest/download/cloudflared-linux-amd64 -o cloudflared</text:p>
      <text:p text:style-name="Preformatted_20_Text">chmod +x cloudflared</text:p>
      <text:p text:style-name="P6">./cloudflared tunnel --url http://localhost:8050</text:p>
      <text:p text:style-name="Text_20_body">(Dies erfordert ein Cloudflare-Konto, ist aber die sicherste Methode)</text:p>
      <text:p text:style-name="Text_20_body">Möchten Sie Hilfe bei einem bestimmten Schritt? Zum Beispiel:</text:p>
      <text:list text:style-name="L17">
        <text:list-item>
          <text:p text:style-name="P29">Anleitung für Ihren spezifischen Router (welches Modell?)</text:p>
        </text:list-item>
        <text:list-item>
          <text:p text:style-name="P29">Einrichtung von HTTPS/SSL</text:p>
        </text:list-item>
        <text:list-item>
          <text:p text:style-name="P29">Authentifizierung für die Weboberfläche</text:p>
        </text:list-item>
        <text:list-item>
          <text:p text:style-name="P29">Automatischer Start des Servers beim Booten</text:p>
        </text:list-item>
      </text:list>
      <text:p text:style-name="P15">Portweiterleitung im Router einrichten: ich habe kein admin passwort</text:p>
      <text:p text:style-name="P15">Wenn Sie keinen Zugriff auf das Admin-Panel Ihres Routers haben, gibt es alternative Lösungen, um Ihren HebelWatch-Server von außen erreichbar zu machen:</text:p>
      <text:h text:style-name="Heading_20_3" text:outline-level="3">Lösung 1: Cloudflare Tunnel (beste Alternative, kein Router-Zugriff nötig)</text:h>
      <text:p text:style-name="Text_20_body">bash</text:p>
      <text:p text:style-name="Preformatted_20_Text"># 1. Cloudflared installieren</text:p>
      <text:p text:style-name="Preformatted_20_Text">wget https://github.com/cloudflare/cloudflared/releases/latest/download/cloudflared-linux-amd64</text:p>
      <text:p text:style-name="Preformatted_20_Text">chmod +x cloudflared-linux-amd64</text:p>
      <text:p text:style-name="Preformatted_20_Text">sudo mv cloudflared-linux-amd64 /usr/local/bin/cloudflared</text:p>
      <text:p text:style-name="Preformatted_20_Text"/>
      <text:p text:style-name="Preformatted_20_Text"># 2. Tunnel erstellen (folgen Sie den Anweisungen)</text:p>
      <text:p text:style-name="Preformatted_20_Text">cloudflared tunnel login</text:p>
      <text:p text:style-name="Preformatted_20_Text">cloudflared tunnel create hebelwatch</text:p>
      <text:p text:style-name="Preformatted_20_Text">cloudflared tunnel route dns hebelwatch your-subdomain.your-domain.com</text:p>
      <text:p text:style-name="Preformatted_20_Text"/>
      <text:p text:style-name="Preformatted_20_Text"># 3. Konfigurationsdatei erstellen</text:p>
      <text:p text:style-name="Preformatted_20_Text">mkdir ~/.cloudflared</text:p>
      <text:p text:style-name="Preformatted_20_Text">echo "</text:p>
      <text:p text:style-name="Preformatted_20_Text">tunnel: hebelwatch</text:p>
      <text:p text:style-name="Preformatted_20_Text">credentials-file: /home/markus/.cloudflared/hebelwatch.json</text:p>
      <text:p text:style-name="Preformatted_20_Text">ingress:</text:p>
      <text:p text:style-name="Preformatted_20_Text"><text:s text:c="2"/>- hostname: your-subdomain.your-domain.com</text:p>
      <text:p text:style-name="Preformatted_20_Text"><text:s text:c="4"/>service: http://localhost:8050</text:p>
      <text:p text:style-name="Preformatted_20_Text">" &gt; ~/.cloudflared/config.yml</text:p>
      <text:p text:style-name="Preformatted_20_Text"/>
      <text:p text:style-name="Preformatted_20_Text"># 4. Als Service einrichten</text:p>
      <text:p text:style-name="Preformatted_20_Text">sudo cloudflared service install</text:p>
      <text:p text:style-name="P6">sudo systemctl start cloudflared</text:p>
      <text:h text:style-name="Heading_20_3" text:outline-level="3">Lösung 2: SSH-Tunnel (temporäre Lösung)</text:h>
      <text:list text:style-name="L18">
        <text:list-item>
          <text:p text:style-name="P30">Auf einem externen Server/VPS (oder bei einem Freund mit Router-Zugriff):</text:p>
        </text:list-item>
      </text:list>
      <text:p text:style-name="Text_20_body">bash</text:p>
      <text:p text:style-name="P6">ssh -R 8050:localhost:8050 markus@195.245.51.109</text:p>
      <text:list text:style-name="L19">
        <text:list-item>
          <text:p text:style-name="P31"><text:soft-page-break/>Dann erreichbar unter dem Port 8050 des externen Servers</text:p>
        </text:list-item>
      </text:list>
      <text:h text:style-name="Heading_20_3" text:outline-level="3">Lösung 3: Ngrok (einfachste Methode)</text:h>
      <text:p text:style-name="Text_20_body">bash</text:p>
      <text:p text:style-name="Preformatted_20_Text"># 1. Ngrok installieren</text:p>
      <text:p text:style-name="Preformatted_20_Text">wget https://bin.equinox.io/c/bNyj1mQVY4c/ngrok-v3-stable-linux-amd64.tgz</text:p>
      <text:p text:style-name="Preformatted_20_Text">tar xvf ngrok-v3-stable-linux-amd64.tgz</text:p>
      <text:p text:style-name="Preformatted_20_Text">sudo mv ngrok /usr/local/bin/</text:p>
      <text:p text:style-name="Preformatted_20_Text"/>
      <text:p text:style-name="Preformatted_20_Text"># 2. Authentifizieren (kostenloses Konto benötigt)</text:p>
      <text:p text:style-name="Preformatted_20_Text">ngrok config add-authtoken YOUR_AUTH_TOKEN</text:p>
      <text:p text:style-name="Preformatted_20_Text"/>
      <text:p text:style-name="Preformatted_20_Text"># 3. Tunnel starten</text:p>
      <text:p text:style-name="P6">ngrok http 8050</text:p>
      <text:p text:style-name="Text_20_body">Erzeugt eine URL wie <text:span text:style-name="Source_20_Text">https://abc123.ngrok.io</text:span></text:p>
      <text:h text:style-name="Heading_20_3" text:outline-level="3">Wichtige Hinweise:</text:h>
      <text:list text:style-name="L20">
        <text:list-item>
          <text:p text:style-name="P32"><text:span text:style-name="Strong_20_Emphasis">Sicherheit</text:span>: Alle Methoden machen Ihren Server erreichbar</text:p>
          <text:list>
            <text:list-item>
              <text:p text:style-name="P32">Cloudflare bietet gratis HTTPS und DDoS-Schutz</text:p>
            </text:list-item>
            <text:list-item>
              <text:p text:style-name="P32">Ngrok hat Standard-Timeout nach 2 Stunden (kostenlose Version)</text:p>
            </text:list-item>
          </text:list>
        </text:list-item>
        <text:list-item>
          <text:p text:style-name="P32"><text:span text:style-name="Strong_20_Emphasis">Dauerhafter Betrieb</text:span>:</text:p>
          <text:list>
            <text:list-item>
              <text:p text:style-name="P32">Für Cloudflare/Ngrok als Systemdienst einrichten:</text:p>
            </text:list-item>
          </text:list>
          <text:p text:style-name="P32">bash</text:p>
        </text:list-item>
      </text:list>
      <text:p text:style-name="P6">sudo nano /etc/systemd/system/hebelwatch-tunnel.service</text:p>
      <text:p text:style-name="Text_20_body">Mit folgendem Inhalt:</text:p>
      <text:p text:style-name="Text_20_body">ini</text:p>
      <text:list text:style-name="L21">
        <text:list-item text:start-value="2">
          <text:p text:style-name="P33">[Unit]</text:p>
          <text:p text:style-name="P34">Description=HebelWatch Tunnel</text:p>
          <text:p text:style-name="P34">After=network.target</text:p>
          <text:p text:style-name="P34"/>
          <text:p text:style-name="P34">[Service]</text:p>
          <text:p text:style-name="P34">ExecStart=/usr/local/bin/cloudflared tunnel run hebelwatch</text:p>
          <text:p text:style-name="P34">Restart=always</text:p>
          <text:p text:style-name="P34">User=markus</text:p>
          <text:p text:style-name="P34"/>
          <text:p text:style-name="P34">[Install]</text:p>
          <text:p text:style-name="P35">WantedBy=multi-user.target</text:p>
        </text:list-item>
      </text:list>
      <text:p text:style-name="Text_20_body">Möchten Sie eine detaillierte Anleitung für eine bestimmte Methode? Cloudflare Tunnel wäre meine Empfehlung für eine dauerhafte, sichere Lösung.</text:p>
      <text:p text:style-name="P15">ich habe ein domain bei strato. cloudflare will das ich eine neu erstelle oder die bishergie umzihe. Kostenvgerleich?</text:p>
      <text:p text:style-name="P15">Hier ist ein detaillierter Kostenvergleich der Optionen für Ihren HebelWatch-Server mit Ihrer bestehenden Strato-Domain:</text:p>
      <text:h text:style-name="Heading_20_3" text:outline-level="3"><text:soft-page-break/>Option 1: Domain zu Cloudflare transferieren (empfohlen)</text:h>
      <text:p text:style-name="Text_20_body"><text:span text:style-name="Strong_20_Emphasis">Kosten: 0€</text:span> (Cloudflare verlangt keine Gebühren für Domain-Transfers)</text:p>
      <text:list text:style-name="L22">
        <text:list-item>
          <text:p text:style-name="P36">Vorteile:</text:p>
          <text:list>
            <text:list-item>
              <text:p text:style-name="P36">Kostenloses CDN mit DDoS-Schutz</text:p>
            </text:list-item>
            <text:list-item>
              <text:p text:style-name="P36">Kostenlose SSL-Zertifikate</text:p>
            </text:list-item>
            <text:list-item>
              <text:p text:style-name="P36">Einfache Tunnel-Einrichtung</text:p>
            </text:list-item>
            <text:list-item>
              <text:p text:style-name="P36">Bessere Performance durch Anycast-Netzwerk</text:p>
            </text:list-item>
          </text:list>
        </text:list-item>
        <text:list-item>
          <text:p text:style-name="P36">Nachteile:</text:p>
          <text:list>
            <text:list-item>
              <text:p text:style-name="P36">DNS-Management nur über Cloudflare</text:p>
            </text:list-item>
            <text:list-item>
              <text:p text:style-name="P36">Transfer dauert 5-7 Tage</text:p>
            </text:list-item>
          </text:list>
        </text:list-item>
      </text:list>
      <text:h text:style-name="Heading_20_3" text:outline-level="3">Option 2: Domain bei Strato belassen + Cloudflare nutzen</text:h>
      <text:p text:style-name="Text_20_body"><text:span text:style-name="Strong_20_Emphasis">Kosten: 0€</text:span> (Cloudflare kann auch ohne Transfer genutzt werden)</text:p>
      <text:list text:style-name="L23">
        <text:list-item>
          <text:p text:style-name="P37">In Strato DNS:</text:p>
          <text:list>
            <text:list-item>
              <text:p text:style-name="P37">NS-Records auf Cloudflare ändern (ns1.cloudflare.com, ns2.cloudflare.com)</text:p>
            </text:list-item>
          </text:list>
        </text:list-item>
        <text:list-item>
          <text:p text:style-name="P37">Cloudflare-Tunnel wie beschrieben einrichten</text:p>
        </text:list-item>
      </text:list>
      <text:list text:style-name="L24">
        <text:list-item>
          <text:p text:style-name="P38">Vorteile:</text:p>
          <text:list>
            <text:list-item>
              <text:p text:style-name="P38">Kein Transfer nötig</text:p>
            </text:list-item>
            <text:list-item>
              <text:p text:style-name="P38">Behalten Sie Strato als Registrar</text:p>
            </text:list-item>
          </text:list>
        </text:list-item>
        <text:list-item>
          <text:p text:style-name="P38">Nachteile:</text:p>
          <text:list>
            <text:list-item>
              <text:p text:style-name="P38">Nicht alle Cloudflare-Features verfügbar</text:p>
            </text:list-item>
            <text:list-item>
              <text:p text:style-name="P38">Manuelle DNS-Konfiguration nötig</text:p>
            </text:list-item>
          </text:list>
        </text:list-item>
      </text:list>
      <text:h text:style-name="Heading_20_3" text:outline-level="3">Option 3: Subdomain bei Cloudflare (ohne Domain-Transfer)</text:h>
      <text:p text:style-name="Text_20_body"><text:span text:style-name="Strong_20_Emphasis">Kosten: 0€</text:span></text:p>
      <text:p text:style-name="Text_20_body">text</text:p>
      <text:p text:style-name="P6">hebelwatch.your-strato-domain.de → CNAME → your-tunnel.cfargotunnel.com</text:p>
      <text:list text:style-name="L25">
        <text:list-item>
          <text:p text:style-name="P39">Einfachster Weg ohne Änderungen an der Hauptdomain</text:p>
        </text:list-item>
      </text:list>
      <text:h text:style-name="Heading_20_3" text:outline-level="3">Option 4: Bei Strato bleiben (ohne Cloudflare)</text:h>
      <text:p text:style-name="Text_20_body"><text:span text:style-name="Strong_20_Emphasis">Kosten: ~5€/Monat</text:span> für:</text:p>
      <text:list text:style-name="L26">
        <text:list-item>
          <text:p text:style-name="P40">DynDNS-Dienst (falls IP sich ändert)</text:p>
        </text:list-item>
        <text:list-item>
          <text:p text:style-name="P40">SSL-Zertifikat (~40€/Jahr)</text:p>
        </text:list-item>
        <text:list-item>
          <text:p text:style-name="P40">Kein DDoS-Schutz</text:p>
        </text:list-item>
      </text:list>
      <text:h text:style-name="Heading_20_3" text:outline-level="3"><text:soft-page-break/>Schritt-für-Schritt für Option 2 (beste Balance):</text:h>
      <text:list text:style-name="L27">
        <text:list-item>
          <text:p text:style-name="P41">Cloudflare-Konto erstellen</text:p>
        </text:list-item>
        <text:list-item>
          <text:p text:style-name="P41">In Dashboard: "Add Site" → Ihre Strato-Domain eingeben</text:p>
        </text:list-item>
        <text:list-item>
          <text:p text:style-name="P41">DNS-Einstellungen kopieren (A/AAAA/MX Records)</text:p>
        </text:list-item>
        <text:list-item>
          <text:p text:style-name="P41">In Strato:</text:p>
          <text:list>
            <text:list-item>
              <text:p text:style-name="P41">DNS → Nameserver → Cloudflare NS-Server eintragen</text:p>
            </text:list-item>
            <text:list-item>
              <text:p text:style-name="P41">Warten bis propagiert (24-48h)</text:p>
            </text:list-item>
          </text:list>
        </text:list-item>
        <text:list-item>
          <text:p text:style-name="P41">Tunnel einrichten:</text:p>
        </text:list-item>
      </text:list>
      <text:p text:style-name="Text_20_body">bash</text:p>
      <text:p text:style-name="P23">cloudflared tunnel create hebelwatch</text:p>
      <text:p text:style-name="P6">cloudflared tunnel route dns hebelwatch hebelwatch.your-domain.de</text:p>
      <text:p text:style-name="Text_20_body"><text:span text:style-name="Strong_20_Emphasis">Performance-Vergleich</text:span>:</text:p>
      <text:list text:style-name="L28">
        <text:list-item>
          <text:p text:style-name="P42">Latenz mit Cloudflare: ~15-30ms weltweit</text:p>
        </text:list-item>
        <text:list-item>
          <text:p text:style-name="P42">Ohne Cloudflare: ~50-150ms (abhängig von Standort)</text:p>
        </text:list-item>
      </text:list>
      <text:p text:style-name="Text_20_body">Ich empfehle Option 2 - Sie behalten die Domain bei Strato, nutzen aber Cloudflares kostenlose Leistungen. Möchten Sie eine detaillierte Anleitung für die Einrichtung?</text:p>
      <text:p text:style-name="P15">In Dashboard: "Add Site" → Ihre Strato-Domain eingeben find ich nicht</text:p>
      <text:p text:style-name="P15">Kein Problem! Hier ist die genaue Anleitung, wie Sie Ihre Strato-Domain mit Cloudflare verbinden, ohne sie zu transferieren:</text:p>
      <text:h text:style-name="Heading_20_3" text:outline-level="3">Schritt 1: Cloudflare-Konto einrichten</text:h>
      <text:list text:style-name="L29">
        <text:list-item>
          <text:p text:style-name="P43">Gehen Sie zu <text:a xlink:type="simple" xlink:href="https://dash.cloudflare.com/sign-up" office:target-frame-name="_blank" xlink:show="new" text:style-name="Internet_20_link" text:visited-style-name="Visited_20_Internet_20_Link">https://dash.cloudflare.com/sign-up</text:a></text:p>
        </text:list-item>
        <text:list-item>
          <text:p text:style-name="P43">Klicken Sie auf "Websites" in der linken Seitenleiste</text:p>
        </text:list-item>
        <text:list-item>
          <text:p text:style-name="P43">Klicken Sie auf den blauen Button <text:span text:style-name="Strong_20_Emphasis">"Add a Site"</text:span></text:p>
        </text:list-item>
      </text:list>
      <text:h text:style-name="Heading_20_3" text:outline-level="3">Schritt 2: Domain hinzufügen</text:h>
      <text:list text:style-name="L30">
        <text:list-item>
          <text:p text:style-name="P44">Geben Sie Ihre komplette Strato-Domain ein (z.B. <text:span text:style-name="Source_20_Text">meinedomain.de</text:span>)</text:p>
        </text:list-item>
        <text:list-item>
          <text:p text:style-name="P44">Klicken Sie auf <text:span text:style-name="Strong_20_Emphasis">"Add Site"</text:span></text:p>
        </text:list-item>
        <text:list-item>
          <text:p text:style-name="P44">Wählen Sie den FREE Plan (kostenlos)</text:p>
        </text:list-item>
        <text:list-item>
          <text:p text:style-name="P44">Klicken Sie auf <text:span text:style-name="Strong_20_Emphasis">"Continue"</text:span></text:p>
        </text:list-item>
      </text:list>
      <text:h text:style-name="Heading_20_3" text:outline-level="3">Schritt 3: DNS-Einträge kopieren</text:h>
      <text:list text:style-name="L31">
        <text:list-item>
          <text:p text:style-name="P45">Cloudflare zeigt nun alle gefundenen DNS-Einträge an</text:p>
        </text:list-item>
        <text:list-item>
          <text:p text:style-name="P45">Warten Sie bis der Scan abgeschlossen ist (ca. 60 Sekunden)</text:p>
        </text:list-item>
        <text:list-item>
          <text:p text:style-name="P45">Prüfen Sie, ob alle wichtigen Einträge erkannt wurden (A, CNAME, MX etc.)</text:p>
        </text:list-item>
        <text:list-item>
          <text:p text:style-name="P45"><text:soft-page-break/>Klicken Sie auf <text:span text:style-name="Strong_20_Emphasis">"Continue"</text:span></text:p>
        </text:list-item>
      </text:list>
      <text:h text:style-name="Heading_20_3" text:outline-level="3">Schritt 4: Nameserver bei Strato ändern</text:h>
      <text:list text:style-name="L32">
        <text:list-item>
          <text:p text:style-name="P46">Melden Sie sich bei Ihrem <text:a xlink:type="simple" xlink:href="https://www.strato.de/apps/CustomerService" office:target-frame-name="_blank" xlink:show="new" text:style-name="Internet_20_link" text:visited-style-name="Visited_20_Internet_20_Link">Strato Kundenlogin</text:a> an</text:p>
        </text:list-item>
        <text:list-item>
          <text:p text:style-name="P46">Gehen Sie zu "Meine Domains" → "DNS-Verwaltung"</text:p>
        </text:list-item>
        <text:list-item>
          <text:p text:style-name="P46">Wählen Sie "Nameserver"</text:p>
        </text:list-item>
        <text:list-item>
          <text:p text:style-name="P46">Ersetzen Sie die vorhandenen Einträge durch:</text:p>
          <text:p text:style-name="P46">text</text:p>
        </text:list-item>
      </text:list>
      <text:list text:style-name="L33">
        <text:list-item text:start-value="4">
          <text:p text:style-name="P47">ns1.cloudflare.com</text:p>
          <text:p text:style-name="P48">ns2.cloudflare.com</text:p>
        </text:list-item>
        <text:list-item>
          <text:p text:style-name="P49">Speichern Sie die Änderungen</text:p>
        </text:list-item>
      </text:list>
      <text:h text:style-name="Heading_20_3" text:outline-level="3">Schritt 5: Cloudflare aktivieren</text:h>
      <text:list text:style-name="L34">
        <text:list-item>
          <text:p text:style-name="P50">Zurück in Cloudflare: Klicken Sie auf <text:span text:style-name="Strong_20_Emphasis">"Done, check nameservers"</text:span></text:p>
        </text:list-item>
        <text:list-item>
          <text:p text:style-name="P50">Die Überprüfung kann 24-48 Stunden dauern</text:p>
        </text:list-item>
        <text:list-item>
          <text:p text:style-name="P50">Sie erhalten eine E-Mail von Cloudflare, sobald die Domain aktiv ist</text:p>
        </text:list-item>
      </text:list>
      <text:h text:style-name="Heading_20_3" text:outline-level="3">Alternative für schnellen Start (ohne Nameserver-Änderung):</text:h>
      <text:list text:style-name="L35">
        <text:list-item>
          <text:p text:style-name="P51">In Cloudflare: Gehen Sie zu DNS → Records</text:p>
        </text:list-item>
        <text:list-item>
          <text:p text:style-name="P51">Erstellen Sie einen <text:span text:style-name="Strong_20_Emphasis">CNAME-Eintrag</text:span>:</text:p>
          <text:p text:style-name="P51">text</text:p>
        </text:list-item>
      </text:list>
      <text:list text:style-name="L36">
        <text:list-item>
          <text:p text:style-name="P52">Name: hebelwatch</text:p>
        </text:list-item>
      </text:list>
      <text:p text:style-name="Preformatted_20_Text">Target: your-tunnel.cfargotunnel.com</text:p>
      <text:p text:style-name="Preformatted_20_Text">TTL: Auto</text:p>
      <text:p text:style-name="P6">Proxy status: Proxied (orange Wolke)</text:p>
      <text:list text:style-name="L37">
        <text:list-item>
          <text:p text:style-name="P53">In Strato: Erstellen Sie einen CNAME-Eintrag für die Subdomain:</text:p>
        </text:list-item>
      </text:list>
      <text:p text:style-name="Text_20_body">text</text:p>
      <text:list text:style-name="L38">
        <text:list-item text:start-value="3">
          <text:p text:style-name="P54">hebelwatch → CNAME → your-tunnel.cfargotunnel.com</text:p>
        </text:list-item>
      </text:list>
      <text:p text:style-name="Text_20_body">Tipp: Falls der "Add Site" Button nicht sichtbar ist:</text:p>
      <text:list text:style-name="L39">
        <text:list-item>
          <text:p text:style-name="P55">Prüfen Sie, ob Sie angemeldet sind</text:p>
        </text:list-item>
        <text:list-item>
          <text:p text:style-name="P55">Eventuell Adblocker deaktivieren</text:p>
        </text:list-item>
        <text:list-item>
          <text:p text:style-name="P55">Browser-Cache leeren oder alternativen Browser versuchen</text:p>
        </text:list-item>
      </text:list>
      <text:p text:style-name="Text_20_body">Möchten Sie Screenshots zu einem bestimmten Schritt sehen? Ich kann Ihnen genau zeigen, wo Sie klicken müssen.</text:p>
      <text:p text:style-name="P56">grafik.png</text:p>
      <text:p text:style-name="P57">PNG 322.85KB</text:p>
      <text:p text:style-name="P15"><text:soft-page-break/>Ah, jetzt verstehe ich das Problem! In der neuen Cloudflare-Oberfläche ist der "Add Site"-Button etwas versteckt. Hier ist die aktuelle Anleitung mit Ihrem Screenshot:</text:p>
      <text:h text:style-name="Heading_20_3" text:outline-level="3">Korrekte Vorgehensweise (Dezember 2023):</text:h>
      <text:list text:style-name="L40">
        <text:list-item>
          <text:p text:style-name="P58"><text:span text:style-name="Strong_20_Emphasis">Gehen Sie zu "Domain"</text:span> (linke Seitenleiste, 2. Eintrag)</text:p>
        </text:list-item>
        <text:list-item>
          <text:p text:style-name="P58">Klicken Sie auf <text:span text:style-name="Strong_20_Emphasis">"Connect Domain"</text:span> (nicht "Add Site")</text:p>
        </text:list-item>
        <text:list-item>
          <text:p text:style-name="P58">Geben Sie im Feld Ihre Strato-Domain ein (z.B. <text:span text:style-name="Source_20_Text">jurina.biz</text:span>)</text:p>
        </text:list-item>
        <text:list-item>
          <text:p text:style-name="P58">Klicken Sie auf <text:span text:style-name="Strong_20_Emphasis">"Continue"</text:span></text:p>
        </text:list-item>
      </text:list>
      <text:h text:style-name="Heading_20_3" text:outline-level="3">Alternative Route:</text:h>
      <text:list text:style-name="L41">
        <text:list-item>
          <text:p text:style-name="P59">Direktlink: <text:a xlink:type="simple" xlink:href="https://dash.cloudflare.com/?to=/:account/websites/connect-domain" office:target-frame-name="_blank" xlink:show="new" text:style-name="Internet_20_link" text:visited-style-name="Visited_20_Internet_20_Link">https://dash.cloudflare.com/?to=/:account/websites/connect-domain</text:a></text:p>
        </text:list-item>
        <text:list-item>
          <text:p text:style-name="P59">Oder über das "+"-Symbol oben rechts → "Connect Domain"</text:p>
        </text:list-item>
      </text:list>
      <text:h text:style-name="Heading_20_3" text:outline-level="3">Wichtig bei Strato-Domains:</text:h>
      <text:list text:style-name="L42">
        <text:list-item>
          <text:p text:style-name="P60"><text:span text:style-name="Strong_20_Emphasis">Kein Transfer nötig</text:span>: Wählen Sie NICHT "Transfer domain"</text:p>
        </text:list-item>
        <text:list-item>
          <text:p text:style-name="P60"><text:span text:style-name="Strong_20_Emphasis">DNS-Einträge</text:span>: Cloudflare wird automatisch alle wichtigen Einträge finden (MX, TXT etc.)</text:p>
        </text:list-item>
        <text:list-item>
          <text:p text:style-name="P60"><text:span text:style-name="Strong_20_Emphasis">Nameserver-Update</text:span>: Strato benötigt 24h für die Umstellung</text:p>
        </text:list-item>
      </text:list>
      <text:h text:style-name="Heading_20_3" text:outline-level="3">Falls Probleme auftreten:</text:h>
      <text:list text:style-name="L43">
        <text:list-item>
          <text:p text:style-name="P61"><text:span text:style-name="Strong_20_Emphasis">DNS-Konflikt</text:span>: Wenn Strato bestimmte Einträge blockiert, erstellen Sie manuell in Cloudflare:</text:p>
          <text:list>
            <text:list-item>
              <text:p text:style-name="P61">A-Record: <text:span text:style-name="Source_20_Text">@ → 192.0.2.1</text:span> (temporär)</text:p>
            </text:list-item>
            <text:list-item>
              <text:p text:style-name="P61">CNAME: <text:span text:style-name="Source_20_Text">hebelwatch → your-tunnel.cfargotunnel.com</text:span></text:p>
            </text:list-item>
          </text:list>
        </text:list-item>
        <text:list-item>
          <text:p text:style-name="P61"><text:span text:style-name="Strong_20_Emphasis">Bestehende Services</text:span>: Falls Sie Email/Webhosting bei Strato nutzen:</text:p>
          <text:list>
            <text:list-item>
              <text:p text:style-name="P61">MX-Records unbedingt beibehalten</text:p>
            </text:list-item>
            <text:list-item>
              <text:p text:style-name="P61">TXT-Records für SPF/DKIM kopieren</text:p>
            </text:list-item>
          </text:list>
        </text:list-item>
      </text:list>
      <text:p text:style-name="Text_20_body">Möchten Sie, dass ich Ihnen die nächsten Schritte zeige, nachdem die Domain verbunden ist? Besonders die Tunnel-Einrichtung ist dann der entscheidende Teil für Ihren HebelWatch-Server.</text:p>
      <text:p text:style-name="P56">grafik.png</text:p>
      <text:p text:style-name="P57">PNG 379.32KB</text:p>
      <text:p text:style-name="P15">Ah, jetzt sehen wir genau die aktuelle Cloudflare-Oberfläche! Hier ist die präzise Anleitung für Ihre Domain <text:span text:style-name="Strong_20_Emphasis">jurina.biz</text:span>:</text:p>
      <text:h text:style-name="Heading_20_3" text:outline-level="3">Schritt-für-Schritt Lösung (Dezember 2023):</text:h>
      <text:list text:style-name="L44">
        <text:list-item>
          <text:p text:style-name="P62"><text:span text:style-name="Strong_20_Emphasis">"Connect Domain" auswählen</text:span></text:p>
          <text:list>
            <text:list-item>
              <text:p text:style-name="P62">Geben Sie im Eingabefeld <text:span text:style-name="Strong_20_Emphasis">nur die Root-Domain</text:span> ein:<text:line-break/><text:span text:style-name="Source_20_Text">jurina.biz</text:span> (ohne www!)</text:p>
            </text:list-item>
            <text:list-item>
              <text:p text:style-name="P62"><text:soft-page-break/>Klicken Sie auf <text:span text:style-name="Strong_20_Emphasis">"Continue"</text:span></text:p>
            </text:list-item>
          </text:list>
        </text:list-item>
        <text:list-item>
          <text:p text:style-name="P62"><text:span text:style-name="Strong_20_Emphasis">DNS-Konfiguration wählen</text:span></text:p>
          <text:list>
            <text:list-item>
              <text:p text:style-name="P62">Wählen Sie die Option:<text:line-break/><text:span text:style-name="Strong_20_Emphasis">"Quick scan for DNS records"</text:span> (empfohlen)</text:p>
            </text:list-item>
            <text:list-item>
              <text:p text:style-name="P62">Cloudflare scannt automatisch alle Strato-DNS-Einträge</text:p>
            </text:list-item>
          </text:list>
        </text:list-item>
        <text:list-item>
          <text:p text:style-name="P62"><text:span text:style-name="Strong_20_Emphasis">Nameserver bei Strato ändern</text:span> (wichtig!)</text:p>
          <text:list>
            <text:list-item>
              <text:p text:style-name="P62">Loggen Sie sich bei Strato ein: <text:a xlink:type="simple" xlink:href="https://www.strato.de/apps/CustomerService" office:target-frame-name="_blank" xlink:show="new" text:style-name="Internet_20_link" text:visited-style-name="Visited_20_Internet_20_Link">https://www.strato.de/apps/CustomerService</text:a></text:p>
            </text:list-item>
            <text:list-item>
              <text:p text:style-name="P62">Gehen Sie zu:<text:line-break/><text:span text:style-name="Source_20_Text">Meine Domains</text:span> → <text:span text:style-name="Source_20_Text">DNS-Verwaltung</text:span> → <text:span text:style-name="Source_20_Text">Nameserver</text:span></text:p>
            </text:list-item>
            <text:list-item>
              <text:p text:style-name="P62">Ersetzen Sie die Einträge durch:</text:p>
              <text:p text:style-name="P62">text</text:p>
            </text:list-item>
          </text:list>
        </text:list-item>
      </text:list>
      <text:list text:style-name="L45">
        <text:list-item>
          <text:list>
            <text:list-item text:start-value="3">
              <text:p text:style-name="P63">ns1.cloudflare.com</text:p>
              <text:p text:style-name="P64">ns2.cloudflare.com</text:p>
            </text:list-item>
            <text:list-item>
              <text:p text:style-name="P65"><text:span text:style-name="Emphasis">Bestätigen Sie die Änderung</text:span></text:p>
            </text:list-item>
          </text:list>
        </text:list-item>
        <text:list-item>
          <text:p text:style-name="P65"><text:span text:style-name="Strong_20_Emphasis">In Cloudflare abschließen</text:span></text:p>
          <text:list>
            <text:list-item>
              <text:p text:style-name="P65">Klicken Sie auf <text:span text:style-name="Strong_20_Emphasis">"Done, check nameservers"</text:span></text:p>
            </text:list-item>
            <text:list-item>
              <text:p text:style-name="P65">Die Aktivierung dauert nun 24-48h</text:p>
            </text:list-item>
          </text:list>
        </text:list-item>
      </text:list>
      <text:h text:style-name="Heading_20_3" text:outline-level="3">Wichtige Hinweise für Strato-Kunden:</text:h>
      <text:list text:style-name="L46">
        <text:list-item>
          <text:p text:style-name="P66"><text:span text:style-name="Strong_20_Emphasis">E-Mail-Kontinuität</text:span>:<text:line-break/>Cloudflare wird automatisch alle MX-Records von Strato übernehmen</text:p>
        </text:list-item>
        <text:list-item>
          <text:p text:style-name="P66"><text:span text:style-name="Strong_20_Emphasis">Subdomains</text:span>:<text:line-break/>Für <text:span text:style-name="Source_20_Text">hebelwatch.jurina.biz</text:span> später einen CNAME-Eintrag anlegen:</text:p>
          <text:p text:style-name="P66">text</text:p>
        </text:list-item>
      </text:list>
      <text:list text:style-name="L47">
        <text:list-item>
          <text:p text:style-name="P67">Name: hebelwatch</text:p>
          <text:p text:style-name="P68">Target: [IHR-TUNNEL-NAME].cfargotunnel.com</text:p>
          <text:p text:style-name="P69">Proxy status: PROXIED (orange Wolke)</text:p>
        </text:list-item>
      </text:list>
      <text:h text:style-name="Heading_20_3" text:outline-level="3">Problembehandlung:</text:h>
      <text:p text:style-name="Text_20_body">Falls der Scan fehlschlägt:</text:p>
      <text:list text:style-name="L48">
        <text:list-item>
          <text:p text:style-name="P70">Wählen Sie <text:span text:style-name="Strong_20_Emphasis">"Manually enter DNS records"</text:span></text:p>
        </text:list-item>
        <text:list-item>
          <text:p text:style-name="P70">Tragen Sie diese Mindest-Einträge ein:</text:p>
          <text:list>
            <text:list-item>
              <text:p text:style-name="P70">A-Record: <text:span text:style-name="Source_20_Text">@ → 192.0.2.1</text:span> (temporär)</text:p>
            </text:list-item>
            <text:list-item>
              <text:p text:style-name="P70">MX-Record: <text:span text:style-name="Source_20_Text">@ → mx00.strato.de</text:span> (Priority 10)</text:p>
            </text:list-item>
            <text:list-item>
              <text:p text:style-name="P70">TXT-Record: <text:span text:style-name="Source_20_Text">@ → "v=spf1 include:strato.de ~all"</text:span></text:p>
            </text:list-item>
          </text:list>
        </text:list-item>
      </text:list>
      <text:p text:style-name="Text_20_body"><text:soft-page-break/>Möchten Sie, dass ich Ihnen die spezifischen DNS-Einträge zeige, die Strato typischerweise verwendet? Das beschleunigt die manuelle Eingabe.</text:p>
      <text:p text:style-name="Text_20_body"><text:span text:style-name="Emphasis">Tipp:</text:span> Die Nameserver-Änderung ist der kritische Schritt - danach können wir sofort mit dem Tunnel-Setup beginnen!</text:p>
      <text:p text:style-name="P56">grafik.png</text:p>
      <text:p text:style-name="P57">PNG 321.74KB</text:p>
      <text:p text:style-name="P15">Hier ist die präzise Anleitung, wie Sie die Nameserver für <text:span text:style-name="Strong_20_Emphasis">jurina.biz</text:span> in Ihrem Strato-Konto ändern:</text:p>
      <text:h text:style-name="Heading_20_3" text:outline-level="3">Schritt 1: Strato Login</text:h>
      <text:list text:style-name="L49">
        <text:list-item>
          <text:p text:style-name="P71">Gehen Sie zu: <text:a xlink:type="simple" xlink:href="https://www.strato.de/apps/CustomerService" office:target-frame-name="_blank" xlink:show="new" text:style-name="Internet_20_link" text:visited-style-name="Visited_20_Internet_20_Link">https://www.strato.de/apps/CustomerService</text:a></text:p>
        </text:list-item>
        <text:list-item>
          <text:p text:style-name="P71">Melden Sie sich mit Ihren Zugangsdaten an</text:p>
        </text:list-item>
      </text:list>
      <text:h text:style-name="Heading_20_3" text:outline-level="3">Schritt 2: DNS-Verwaltung aufrufen</text:h>
      <text:list text:style-name="L50">
        <text:list-item>
          <text:p text:style-name="P72">Klicken Sie im Hauptmenü auf <text:span text:style-name="Strong_20_Emphasis">"Domainverwaltung"</text:span></text:p>
        </text:list-item>
        <text:list-item>
          <text:p text:style-name="P72">Wählen Sie Ihre Domain <text:span text:style-name="Strong_20_Emphasis">jurina.biz</text:span> aus der Liste</text:p>
        </text:list-item>
        <text:list-item>
          <text:p text:style-name="P72">Klicken Sie auf <text:span text:style-name="Strong_20_Emphasis">"DNS-Verwaltung"</text:span> (nicht "Subdomains" oder "SSL")</text:p>
        </text:list-item>
      </text:list>
      <text:h text:style-name="Heading_20_3" text:outline-level="3">Schritt 3: Nameserver ändern</text:h>
      <text:list text:style-name="L51">
        <text:list-item>
          <text:p text:style-name="P73">Suchen Sie den Abschnitt <text:span text:style-name="Strong_20_Emphasis">"Nameserver"</text:span> (evtl. unter "Erweiterte Einstellungen")</text:p>
        </text:list-item>
        <text:list-item>
          <text:p text:style-name="P73">Ersetzen Sie die aktuellen Strato-Nameserver durch:</text:p>
          <text:p text:style-name="P73">text</text:p>
        </text:list-item>
      </text:list>
      <text:list text:style-name="L52">
        <text:list-item text:start-value="2">
          <text:p text:style-name="P74">ns1.cloudflare.com</text:p>
          <text:p text:style-name="P75">ns2.cloudflare.com</text:p>
        </text:list-item>
        <text:list-item>
          <text:p text:style-name="P76">Bestätigen Sie mit <text:span text:style-name="Strong_20_Emphasis">"Speichern"</text:span></text:p>
        </text:list-item>
      </text:list>
      <text:h text:style-name="Heading_20_3" text:outline-level="3">Wichtige Hinweise:</text:h>
      <text:list text:style-name="L53">
        <text:list-item>
          <text:p text:style-name="P77"><text:span text:style-name="Strong_20_Emphasis">Propagierungszeit</text:span>: Die Änderung benötigt 24-48 Stunden</text:p>
        </text:list-item>
        <text:list-item>
          <text:p text:style-name="P77"><text:span text:style-name="Strong_20_Emphasis">E-Mail-Sicherheit</text:span>: Strato behält automatisch Ihre MX-Records</text:p>
        </text:list-item>
        <text:list-item>
          <text:p text:style-name="P77"><text:span text:style-name="Strong_20_Emphasis">Temporäre Ausfälle</text:span>: Die Website kann während der Umstellung kurz nicht erreichbar sein</text:p>
        </text:list-item>
      </text:list>
      <text:h text:style-name="Heading_20_3" text:outline-level="3">Alternative Methode (falls nicht sichtbar):</text:h>
      <text:list text:style-name="L54">
        <text:list-item>
          <text:p text:style-name="P78">Gehen Sie direkt zu:<text:line-break/><text:span text:style-name="Source_20_Text">https://www.strato.de/apps/DnsManagement/EditNameservers?domain=jurina.biz</text:span></text:p>
        </text:list-item>
        <text:list-item>
          <text:p text:style-name="P78">Oder kontaktieren Sie den Strato-Support per Telefon:<text:line-break/><text:span text:style-name="Strong_20_Emphasis">030 300 146 0</text:span> (Option 3 für Domain-Support)</text:p>
        </text:list-item>
      </text:list>
      <text:h text:style-name="Heading_20_3" text:outline-level="3"><text:soft-page-break/>Nach erfolgreicher Änderung:</text:h>
      <text:list text:style-name="L55">
        <text:list-item>
          <text:p text:style-name="P79">Zurück in Cloudflare:</text:p>
          <text:list>
            <text:list-item>
              <text:p text:style-name="P79">Klicken Sie auf <text:span text:style-name="Strong_20_Emphasis">"Re-check nameservers"</text:span></text:p>
            </text:list-item>
            <text:list-item>
              <text:p text:style-name="P79">Cloudflare bestätigt mit:<text:line-break/><text:span text:style-name="Emphasis">"Your domain is now active on Cloudflare"</text:span></text:p>
            </text:list-item>
          </text:list>
        </text:list-item>
        <text:list-item>
          <text:p text:style-name="P79">Tunnel einrichten:</text:p>
        </text:list-item>
      </text:list>
      <text:p text:style-name="Text_20_body">bash</text:p>
      <text:p text:style-name="P23">cloudflared tunnel create hebelwatch</text:p>
      <text:p text:style-name="P6">cloudflared tunnel route dns hebelwatch hebelwatch.jurina.biz</text:p>
      <text:p text:style-name="Text_20_body">Sollten Sie den Nameserver-Eintrag nicht finden, können Sie mir gerne einen Screenshot der DNS-Verwaltung zeigen - dann markiere ich genau, wo Sie klicken müssen. Die Option ist manchmal unter "Erweiterte DNS-Einstellungen" versteckt.</text:p>
      <text:p text:style-name="P56">grafik.png</text:p>
      <text:p text:style-name="P57">PNG 202.88KB</text:p>
      <text:p text:style-name="P15">Hier ist die <text:span text:style-name="Strong_20_Emphasis">komplette Anleitung mit Screenshot-Referenz</text:span>, wie Sie die Nameserver für <text:span text:style-name="Strong_20_Emphasis">jurina.biz</text:span> in Ihrem Strato-Account ändern:</text:p>
      <text:p text:style-name="Horizontal_20_Line"/>
      <text:h text:style-name="Heading_20_3" text:outline-level="3">🔍 <text:span text:style-name="Strong_20_Emphasis">Wo Sie klicken müssen (siehe Ihr Screenshot)</text:span></text:h>
      <text:list text:style-name="L56">
        <text:list-item>
          <text:p text:style-name="P80"><text:span text:style-name="Strong_20_Emphasis">Links im Menü</text:span>:<text:line-break/>Klicken Sie auf<text:line-break/>→ <text:span text:style-name="Emphasis">"Domains"</text:span> (unter "Ihr Paket")<text:line-break/>→ <text:span text:style-name="Emphasis">"Domainverwaltung"</text:span></text:p>
        </text:list-item>
        <text:list-item>
          <text:p text:style-name="P80"><text:span text:style-name="Strong_20_Emphasis">Domain auswählen</text:span>:<text:line-break/>Wählen Sie <text:span text:style-name="Emphasis">"jurina.biz"</text:span> aus der Liste</text:p>
        </text:list-item>
        <text:list-item>
          <text:p text:style-name="P80"><text:span text:style-name="Strong_20_Emphasis">DNS-Einstellungen finden</text:span>:<text:line-break/>Im Tab-Menü oben klicken Sie auf<text:line-break/>→ <text:span text:style-name="Strong_20_Emphasis">"DNS"</text:span> (neben "Webserver")</text:p>
        </text:list-item>
      </text:list>
      <text:p text:style-name="Horizontal_20_Line"/>
      <text:h text:style-name="Heading_20_3" text:outline-level="3">🛠 <text:span text:style-name="Strong_20_Emphasis">Nameserver ändern - Schritt für Schritt</text:span></text:h>
      <text:list text:style-name="L57">
        <text:list-item>
          <text:p text:style-name="P81"><text:span text:style-name="Strong_20_Emphasis">Neue Nameserver eintragen</text:span>:<text:line-break/>(Falls nicht sichtbar, klicken Sie auf <text:span text:style-name="Emphasis">"Erweiterte DNS-Einstellungen"</text:span>)<text:line-break/>Tragen Sie ein:</text:p>
          <text:p text:style-name="P81">text</text:p>
        </text:list-item>
      </text:list>
      <text:list text:style-name="L58">
        <text:list-item>
          <text:p text:style-name="P82">Primärer Nameserver: ns1.cloudflare.com <text:s/></text:p>
          <text:p text:style-name="P83">Sekundärer Nameserver: ns2.cloudflare.com</text:p>
        </text:list-item>
        <text:list-item>
          <text:p text:style-name="P84"><text:soft-page-break/><text:span text:style-name="Strong_20_Emphasis">Bestätigen</text:span>:<text:line-break/>Klicken Sie auf <text:span text:style-name="Emphasis">"Speichern"</text:span> oder <text:span text:style-name="Emphasis">"Übernehmen"</text:span></text:p>
        </text:list-item>
      </text:list>
      <text:p text:style-name="Horizontal_20_Line"/>
      <text:h text:style-name="Heading_20_3" text:outline-level="3">⚠️ <text:span text:style-name="Strong_20_Emphasis">Wichtige Hinweise für Strato</text:span></text:h>
      <text:list text:style-name="L59">
        <text:list-item>
          <text:p text:style-name="P85"><text:span text:style-name="Strong_20_Emphasis">Propagierungszeit</text:span>: 24-48 Stunden</text:p>
        </text:list-item>
        <text:list-item>
          <text:p text:style-name="P85"><text:span text:style-name="Strong_20_Emphasis">E-Mail bleibt aktiv</text:span>: MX-Records werden automatisch beibehalten</text:p>
        </text:list-item>
        <text:list-item>
          <text:p text:style-name="P85"><text:span text:style-name="Strong_20_Emphasis">Temporäre Störung</text:span>: Webseite/Subdomains können kurz nicht erreichbar sein</text:p>
        </text:list-item>
      </text:list>
      <text:p text:style-name="Horizontal_20_Line"/>
      <text:h text:style-name="Heading_20_3" text:outline-level="3">✅ <text:span text:style-name="Strong_20_Emphasis">Nach erfolgreicher Änderung</text:span></text:h>
      <text:list text:style-name="L60">
        <text:list-item>
          <text:p text:style-name="P86"><text:span text:style-name="Strong_20_Emphasis">In Cloudflare prüfen</text:span>:<text:line-break/>Klicken Sie auf <text:span text:style-name="Emphasis">"Re-check nameservers"</text:span><text:line-break/>→ Status sollte <text:span text:style-name="Emphasis">"Active"</text:span> werden</text:p>
        </text:list-item>
        <text:list-item>
          <text:p text:style-name="P86"><text:span text:style-name="Strong_20_Emphasis">Tunnel einrichten</text:span>:</text:p>
          <text:p text:style-name="P86">bash</text:p>
        </text:list-item>
      </text:list>
      <text:list text:style-name="L61">
        <text:list-item text:start-value="2">
          <text:p text:style-name="P87">cloudflared tunnel create hebelwatch</text:p>
          <text:p text:style-name="P88">cloudflared tunnel route dns hebelwatch hebelwatch.jurina.biz</text:p>
        </text:list-item>
      </text:list>
      <text:p text:style-name="Horizontal_20_Line"/>
      <text:h text:style-name="Heading_20_3" text:outline-level="3">❓ <text:span text:style-name="Strong_20_Emphasis">Falls Probleme auftreten</text:span></text:h>
      <text:list text:style-name="L62">
        <text:list-item>
          <text:p text:style-name="P89"><text:span text:style-name="Strong_20_Emphasis">Alternative Methode</text:span>:<text:line-break/>Direktlink zum Nameserver-Editor:<text:line-break/><text:span text:style-name="Source_20_Text">https://www.strato.de/apps/DnsManagement/EditNameservers?domain=jurina.biz</text:span></text:p>
        </text:list-item>
        <text:list-item>
          <text:p text:style-name="P89"><text:span text:style-name="Strong_20_Emphasis">Strato-Support</text:span>:<text:line-break/>Telefon: <text:span text:style-name="Strong_20_Emphasis">030 300 146 0</text:span> (Option 3)<text:line-break/>Supportzeiten: Mo-Fr 8-20 Uhr</text:p>
        </text:list-item>
      </text:list>
      <text:p text:style-name="Horizontal_20_Line"/>
      <text:h text:style-name="Heading_20_3" text:outline-level="3">📌 <text:span text:style-name="Strong_20_Emphasis">Extra-Tipp für Subdomains</text:span></text:h>
      <text:p text:style-name="Text_20_body">Falls Sie später <text:span text:style-name="Source_20_Text">hebelwatch.jurina.biz</text:span> nutzen möchten:</text:p>
      <text:list text:style-name="L63">
        <text:list-item>
          <text:p text:style-name="P90">In Cloudflare:</text:p>
          <text:list>
            <text:list-item>
              <text:p text:style-name="P90">DNS → <text:span text:style-name="Emphasis">"Add record"</text:span></text:p>
            </text:list-item>
            <text:list-item>
              <text:p text:style-name="P90">Typ: <text:span text:style-name="Strong_20_Emphasis">CNAME</text:span></text:p>
            </text:list-item>
            <text:list-item>
              <text:p text:style-name="P90">Name: <text:span text:style-name="Source_20_Text">hebelwatch</text:span></text:p>
            </text:list-item>
            <text:list-item>
              <text:p text:style-name="P90">Target: <text:span text:style-name="Source_20_Text">[TUNNEL-NAME].cfargotunnel.com</text:span></text:p>
            </text:list-item>
            <text:list-item>
              <text:p text:style-name="P90">Proxy: <text:span text:style-name="Strong_20_Emphasis">Orange Wolke aktiviert</text:span></text:p>
            </text:list-item>
          </text:list>
        </text:list-item>
      </text:list>
      <text:p text:style-name="Text_20_body"><text:soft-page-break/>Brauchen Sie Hilfe bei einem bestimmten Schritt? Zeigen Sie mir gern den neuen Screenshot der DNS-Oberfläche!</text:p>
      <text:p text:style-name="P15">Es ist ein Fehler aufgetreten. Der angegebene Nameserver ist nicht für diese Domain zuständig. Sie brauchen Hilfe beim Setzen Ihrer NS-Records? Gerne hilft Ihnen unser freundlicher Kundenservice weiter!</text:p>
      <text:p text:style-name="P15">Ah, das ist ein häufiges Problem bei Strato! Hier ist die <text:span text:style-name="Strong_20_Emphasis">Lösung für den Nameserver-Fehler</text:span>:</text:p>
      <text:h text:style-name="Heading_20_3" text:outline-level="3">🔧 Ursache &amp; Lösung</text:h>
      <text:p text:style-name="Text_20_body">Strato blockiert manchmal Nameserver-Änderungen bei bestimmten Domain-Endungen (.biz). So umgehen Sie das:</text:p>
      <text:h text:style-name="Heading_20_4" text:outline-level="4"><text:span text:style-name="Strong_20_Emphasis">Methode 1: Strato-Support kontaktieren</text:span> (empfohlen)</text:h>
      <text:list text:style-name="L64">
        <text:list-item>
          <text:p text:style-name="P91"><text:span text:style-name="Strong_20_Emphasis">Rufen Sie an</text:span>: 030 300 146 0 (Option 3)</text:p>
          <text:list>
            <text:list-item>
              <text:p text:style-name="P91"><text:span text:style-name="Emphasis">Mustertext</text:span>:<text:line-break/><text:span text:style-name="Emphasis">"Ich möchte für jurina.biz die Nameserver auf ns1.cloudflare.com und ns2.cloudflare.com ändern lassen. Bitte entsperren Sie die manuelle Bearbeitung."</text:span></text:p>
            </text:list-item>
          </text:list>
        </text:list-item>
        <text:list-item>
          <text:p text:style-name="P91"><text:span text:style-name="Strong_20_Emphasis">Per E-Mail</text:span>: support@strato.de<text:line-break/>Betreff: <text:span text:style-name="Emphasis">"Freischaltung Nameserver-Änderung für jurina.biz"</text:span></text:p>
        </text:list-item>
      </text:list>
      <text:h text:style-name="Heading_20_4" text:outline-level="4"><text:span text:style-name="Strong_20_Emphasis">Methode 2: CNAME-Lösung</text:span> (ohne Nameserver-Änderung)</text:h>
      <text:list text:style-name="L65">
        <text:list-item>
          <text:p text:style-name="P92"><text:span text:style-name="Strong_20_Emphasis">In Strato DNS</text:span>:</text:p>
          <text:list>
            <text:list-item>
              <text:p text:style-name="P92">Legen Sie einen <text:span text:style-name="Strong_20_Emphasis">CNAME</text:span>-Eintrag an:</text:p>
              <text:p text:style-name="P92">text</text:p>
            </text:list-item>
          </text:list>
        </text:list-item>
      </text:list>
      <text:list text:style-name="L66">
        <text:list-item>
          <text:p text:style-name="P93">Name: hebelwatch <text:s/></text:p>
          <text:p text:style-name="P93">Ziel: [IHR-TUNNEL-NAME].cfargotunnel.com <text:s/></text:p>
          <text:p text:style-name="P94">TTL: 1 Stunde</text:p>
        </text:list-item>
        <text:list-item>
          <text:p text:style-name="P95"><text:span text:style-name="Emphasis">Hinweis</text:span>: Funktioniert nur für Subdomains!</text:p>
        </text:list-item>
      </text:list>
      <text:list text:style-name="L67">
        <text:list-item>
          <text:p text:style-name="P96"><text:span text:style-name="Strong_20_Emphasis">In Cloudflare</text:span>:</text:p>
        </text:list-item>
      </text:list>
      <text:p text:style-name="Text_20_body">bash</text:p>
      <text:list text:style-name="L68">
        <text:list-item text:start-value="2">
          <text:p text:style-name="P97">cloudflared tunnel route dns hebelwatch hebelwatch.jurina.biz</text:p>
        </text:list-item>
      </text:list>
      <text:h text:style-name="Heading_20_4" text:outline-level="4"><text:span text:style-name="Strong_20_Emphasis">Methode 3: Partial DNS Setup</text:span> (Fortgeschritten)</text:h>
      <text:list text:style-name="L69">
        <text:list-item>
          <text:p text:style-name="P98">In Cloudflare Dashboard:</text:p>
          <text:list>
            <text:list-item>
              <text:p text:style-name="P98">DNS → <text:span text:style-name="Emphasis">"Partial Setup"</text:span> aktivieren</text:p>
            </text:list-item>
            <text:list-item>
              <text:p text:style-name="P98">Nur A/AAAA-Records zu Cloudflare routen</text:p>
            </text:list-item>
            <text:list-item>
              <text:p text:style-name="P98">MX/TXT bei Strato belassen</text:p>
            </text:list-item>
          </text:list>
        </text:list-item>
      </text:list>
      <text:p text:style-name="Horizontal_20_Line"/>
      <text:h text:style-name="Heading_20_3" text:outline-level="3"><text:soft-page-break/>⏳ Wichtiger Hinweis</text:h>
      <text:p text:style-name="Text_20_body">Für .biz-Domains verlangt Strato manchmal eine <text:span text:style-name="Strong_20_Emphasis">schriftliche Freigabe</text:span>:</text:p>
      <text:list text:style-name="L70">
        <text:list-item>
          <text:p text:style-name="P99">PDF-Formular herunterladen:<text:line-break/><text:a xlink:type="simple" xlink:href="https://www.strato.de/nameserver-formular" office:target-frame-name="_blank" xlink:show="new" text:style-name="Internet_20_link" text:visited-style-name="Visited_20_Internet_20_Link">Strato Nameserver-Änderungsformular</text:a></text:p>
        </text:list-item>
        <text:list-item>
          <text:p text:style-name="P99">Ausgefüllt an fax@strato.de senden</text:p>
        </text:list-item>
      </text:list>
      <text:p text:style-name="Horizontal_20_Line"/>
      <text:h text:style-name="Heading_20_3" text:outline-level="3">🚀 Alternativ-Lösung (schneller)</text:h>
      <text:p text:style-name="Text_20_body">Nutzen Sie <text:span text:style-name="Strong_20_Emphasis">Cloudflare Tunnels ohne DNS-Änderung</text:span>:</text:p>
      <text:p text:style-name="Text_20_body">bash</text:p>
      <text:p text:style-name="P23"># Terminal auf Ihrem Server:</text:p>
      <text:p text:style-name="P6">cloudflared tunnel --url http://localhost:8050</text:p>
      <text:p text:style-name="Text_20_body">Erzeugt eine temporäre URL wie: <text:span text:style-name="Source_20_Text">https://tunnel-name.trycloudflare.com</text:span></text:p>
      <text:p text:style-name="Horizontal_20_Line"/>
      <text:p text:style-name="Text_20_body">Brauchen Sie Hilfe bei einer bestimmten Methode? Ich kann Ihnen gerne:</text:p>
      <text:list text:style-name="L71">
        <text:list-item>
          <text:p text:style-name="P100">Das Strato-Formular vorausfüllen</text:p>
        </text:list-item>
        <text:list-item>
          <text:p text:style-name="P100">Den genauen CNAME-Eintrag zeigen</text:p>
        </text:list-item>
        <text:list-item>
          <text:p text:style-name="P100">Eine Schritt-für-Schritt Anleitung für Partial DNS geben</text:p>
        </text:list-item>
      </text:list>
      <text:p text:style-name="P101">New chat</text:p>
      <text:section text:style-name="Sect1" text:name="Bereich1">
        <text:p text:style-name="P101"><text:bookmark text:name="root"/>AI-generated, for reference only</text:p>
      </text:section>
      <text:p text:style-name="P102"><draw:frame draw:style-name="fr1" draw:name="Objekt1" text:anchor-type="as-char" svg:width="0.041cm" svg:height="0.041cm" draw:z-index="0"><draw:floating-frame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6T15:22:01.561820109</meta:creation-date>
    <dc:date>2025-08-16T15:22:14.820091980</dc:date>
    <meta:editing-duration>PT14S</meta:editing-duration>
    <meta:editing-cycles>1</meta:editing-cycles>
    <meta:document-statistic meta:table-count="0" meta:image-count="0" meta:object-count="2" meta:page-count="17" meta:paragraph-count="473" meta:word-count="2933" meta:character-count="22306" meta:non-whitespace-character-count="20049"/>
    <meta:generator>LibreOffice/25.2.5.2$Linux_X86_64 LibreOffice_project/520$Build-2</meta:generator>
  </office:meta>
</office:document-meta>
</file>